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665b" officeooo:paragraph-rsid="002e3915"/>
    </style:style>
    <style:style style:name="P2" style:family="paragraph" style:parent-style-name="Heading_20_1" style:master-page-name="Right_20_Page">
      <style:paragraph-properties style:page-number="auto"/>
      <style:text-properties officeooo:rsid="0025665b" officeooo:paragraph-rsid="002e3915"/>
    </style:style>
    <style:style style:name="P3" style:family="paragraph" style:parent-style-name="Heading_20_3">
      <style:text-properties officeooo:paragraph-rsid="002e3915"/>
    </style:style>
    <style:style style:name="P4" style:family="paragraph" style:parent-style-name="Heading_20_3">
      <style:paragraph-properties fo:break-before="page"/>
      <style:text-properties officeooo:rsid="0025665b" officeooo:paragraph-rsid="002e3915"/>
    </style:style>
    <style:style style:name="T1" style:family="text">
      <style:text-properties officeooo:rsid="0025665b"/>
    </style:style>
    <style:style style:name="T2" style:family="text">
      <style:text-properties officeooo:rsid="0026f99a"/>
    </style:style>
    <style:style style:name="T3" style:family="text">
      <style:text-properties officeooo:rsid="0025582f"/>
    </style:style>
    <style:style style:name="T4" style:family="text">
      <style:text-properties officeooo:rsid="002e3915"/>
    </style:style>
    <style:style style:name="T5" style:family="text">
      <style:text-properties officeooo:rsid="002f30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Five Room Love Story</text:h>
      <text:h text:style-name="Heading_20_2" text:outline-level="2">(<text:span text:style-name="T1">Cowboy Junkies</text:span>)</text:h>
      <text:p text:style-name="Text_20_body">Time Signature: <text:span text:style-name="T1">3</text:span>/4</text:p>
      <text:p text:style-name="Text_20_body">Chords: <text:span text:style-name="T2">A, D, G</text:span></text:p>
      <text:p text:style-name="Text_20_body">Tempo: <text:span text:style-name="T3">8</text:span>0 - 1<text:span text:style-name="T3">0</text:span>0 BPM</text:p>
      <text:h text:style-name="P4" text:outline-level="3">[INTRO]</text:h>
      <text:p text:style-name="P1">D A G D</text:p>
      <text:h text:style-name="P3" text:outline-level="3">[VERSE 1]</text:h>
      <text:p text:style-name="P1"><text:s text:c="3"/><text:span text:style-name="T5">D</text:span> <text:s text:c="14"/>A</text:p>
      <text:p text:style-name="P1">We met in a church on a Sunday evening </text:p>
      <text:p text:style-name="P1"><text:s text:c="4"/>G <text:s text:c="15"/>D</text:p>
      <text:p text:style-name="P1">not late on Saturday night.</text:p>
      <text:p text:style-name="P1"><text:s text:c="9"/><text:span text:style-name="T4">D</text:span></text:p>
      <text:p text:style-name="P1">She sang Ave Maria </text:p>
      <text:p text:style-name="P1"><text:s text:c="9"/>A <text:s text:c="21"/><text:span text:style-name="T4">G</text:span></text:p>
      <text:p text:style-name="P1">a little flat and out of time </text:p>
      <text:p text:style-name="P1"><text:s text:c="30"/></text:p>
      <text:p text:style-name="P1">but that's what drew me to her </text:p>
      <text:p text:style-name="P1"><text:s text:c="3"/>D</text:p>
      <text:p text:style-name="P1">so that's alright.</text:p>
      <text:p text:style-name="P1"><text:s text:c="16"/>A</text:p>
      <text:p text:style-name="P1">As she placed a nickel in the basket </text:p>
      <text:p text:style-name="P1">D</text:p>
      <text:p text:style-name="P1">that I held before her </text:p>
      <text:p text:style-name="P1"><text:s text:c="2"/>A <text:s text:c="8"/>G <text:s text:c="7"/>D</text:p>
      <text:p text:style-name="P1">I asked her to be my wife.</text:p>
      <text:h text:style-name="P3" text:outline-level="3">[CHORUS]</text:h>
      <text:p text:style-name="P1"><text:s text:c="8"/>G</text:p>
      <text:p text:style-name="P1">There's one cardboard heart </text:p>
      <text:p text:style-name="P1"><text:s text:c="26"/>D</text:p>
      <text:p text:style-name="P1">for every time you said I love you,</text:p>
      <text:p text:style-name="P1"><text:s text:c="10"/>G <text:s text:c="28"/>D</text:p>
      <text:p text:style-name="P1">a painted star for every secret that we shared, </text:p>
      <text:p text:style-name="P1"><text:s text:c="4"/>A <text:s text:c="19"/>G</text:p>
      <text:p text:style-name="P1">the dried lima beans and small plastic birds </text:p>
      <text:p text:style-name="P1"><text:s text:c="12"/>D</text:p>
      <text:p text:style-name="P1">because you cared.</text:p>
      <text:h text:style-name="P3" text:outline-level="3">[VERSE 2]</text:h>
      <text:p text:style-name="P1"><text:s text:c="17"/>A</text:p>
      <text:p text:style-name="P1">I hear them talk and I watch them swap </text:p>
      <text:p text:style-name="P1"><text:s text:c="6"/>G <text:s text:c="12"/>D</text:p>
      <text:p text:style-name="P1">their old black and whites.</text:p>
      <text:p text:style-name="P1"><text:s text:c="23"/>A</text:p>
      <text:p text:style-name="P1">Bitter and beaten they talk of life's cheatin' </text:p>
      <text:p text:style-name="P1"><text:s text:c="5"/>G <text:s text:c="19"/>D</text:p>
      <text:p text:style-name="P1">like old boxers comparing scars.</text:p>
      <text:p text:style-name="P1"><text:soft-page-break/><text:s text:c="6"/>A</text:p>
      <text:p text:style-name="P1">All I remember is a smile at the top of </text:p>
      <text:p text:style-name="P1">D</text:p>
      <text:p text:style-name="P1">every working morning </text:p>
      <text:p text:style-name="P1"><text:s text:c="6"/>A <text:s text:c="26"/>D</text:p>
      <text:p text:style-name="P1">and a shoulder always willing and able </text:p>
      <text:p text:style-name="P1"><text:s text:c="4"/>A <text:s text:c="31"/></text:p>
      <text:p text:style-name="P1">and all those nights that we'd spend </text:p>
      <text:p text:style-name="P1"><text:s text:c="5"/>D</text:p>
      <text:p text:style-name="P1">just sitting</text:p>
      <text:p text:style-name="P1"><text:s text:c="4"/>A <text:s text:c="6"/>G <text:s text:c="17"/>D</text:p>
      <text:p text:style-name="P1">and talking around our kitchen table.</text:p>
      <text:h text:style-name="P3" text:outline-level="3">[CHORUS]</text:h>
      <text:p text:style-name="P1"><text:s text:c="8"/>G</text:p>
      <text:p text:style-name="P1">There's one cardboard heart </text:p>
      <text:p text:style-name="P1"><text:s text:c="26"/>D</text:p>
      <text:p text:style-name="P1">for every time you said I love you,</text:p>
      <text:p text:style-name="P1"><text:s text:c="10"/>G <text:s text:c="28"/>D</text:p>
      <text:p text:style-name="P1">a painted star for every secret that we shared, </text:p>
      <text:p text:style-name="P1"><text:s text:c="4"/>A <text:s text:c="19"/>G</text:p>
      <text:p text:style-name="P1">the dried lima beans and small plastic birds </text:p>
      <text:p text:style-name="P1"><text:s text:c="12"/>D</text:p>
      <text:p text:style-name="P1">because you cared.</text:p>
      <text:h text:style-name="P3" text:outline-level="3">[BRIDGE]</text:h>
      <text:p text:style-name="P1">A G D A G D</text:p>
      <text:h text:style-name="P3" text:outline-level="3">[VERSE 3]</text:h>
      <text:p text:style-name="P1">D</text:p>
      <text:p text:style-name="P1">Five rooms made stronger </text:p>
      <text:p text:style-name="P1"><text:s text:c="7"/>A</text:p>
      <text:p text:style-name="P1">by the breaking and the healing </text:p>
      <text:p text:style-name="P1"><text:s text:c="7"/>G <text:s text:c="29"/>D </text:p>
      <text:p text:style-name="P1">of the two hearts they protected with-in.</text:p>
      <text:p text:style-name="P1"/>
      <text:p text:style-name="P1">And now one heart left aching, </text:p>
      <text:p text:style-name="P1">A</text:p>
      <text:p text:style-name="P1">pasting and painting </text:p>
      <text:p text:style-name="P1"><text:s text:c="6"/>G <text:s text:c="21"/>D</text:p>
      <text:p text:style-name="P1">these walls with memories of all that has been.</text:p>
      <text:p text:style-name="P1"/>
      <text:p text:style-name="P1"/>
      <text:h text:style-name="P3" text:outline-level="3"><text:soft-page-break/>[CHORUS]</text:h>
      <text:p text:style-name="P1"><text:s text:c="8"/>G</text:p>
      <text:p text:style-name="P1">There's one cardboard heart </text:p>
      <text:p text:style-name="P1"><text:s text:c="26"/>D</text:p>
      <text:p text:style-name="P1">for every time you said I love you,</text:p>
      <text:p text:style-name="P1"><text:s text:c="10"/>G <text:s text:c="28"/>D</text:p>
      <text:p text:style-name="P1">a painted star for every secret that we shared, </text:p>
      <text:p text:style-name="P1"><text:s text:c="4"/>A <text:s text:c="19"/>G</text:p>
      <text:p text:style-name="P1">the dried lima beans and small plastic birds </text:p>
      <text:p text:style-name="P1"><text:s text:c="12"/>D</text:p>
      <text:p text:style-name="P1">because you cared.</text:p>
      <text:p text:style-name="P1"><text:s text:c="8"/>G</text:p>
      <text:p text:style-name="P1">There's one cardboard heart </text:p>
      <text:p text:style-name="P1"><text:s text:c="26"/>D</text:p>
      <text:p text:style-name="P1">for every time you said I love you,</text:p>
      <text:p text:style-name="P1"><text:s text:c="10"/>G <text:s text:c="28"/>D</text:p>
      <text:p text:style-name="P1">a painted star for every secret that we shared, </text:p>
      <text:p text:style-name="P1"><text:s text:c="4"/>A <text:s text:c="19"/>G</text:p>
      <text:p text:style-name="P1">the dried lima beans and small plastic birds </text:p>
      <text:p text:style-name="P1"><text:s text:c="12"/>D</text:p>
      <text:p text:style-name="P1">because you c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M56S</meta:editing-duration>
    <meta:editing-cycles>32</meta:editing-cycles>
    <meta:generator>LibreOffice/5.2.5.1$MacOSX_X86_64 LibreOffice_project/0312e1a284a7d50ca85a365c316c7abbf20a4d22</meta:generator>
    <dc:title>Lyrics + Chords</dc:title>
    <dc:date>2017-04-06T11:07:20.703226000</dc:date>
    <meta:print-date>2017-04-03T12:23:29.985893000</meta:print-date>
    <meta:document-statistic meta:table-count="0" meta:image-count="0" meta:object-count="0" meta:page-count="4" meta:paragraph-count="104" meta:word-count="382" meta:character-count="2559" meta:non-whitespace-character-count="142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